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2ac7" officeooo:paragraph-rsid="000d2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 L. 121‑3 C. com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E N</meta:initial-creator>
    <meta:creation-date>2022-06-18T16:54:46.860537383</meta:creation-date>
    <dc:date>2022-06-18T16:55:26.637502431</dc:date>
    <dc:creator>E N</dc:creator>
    <meta:editing-duration>PT40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6.4.4.2$MacOSX_X86_64 LibreOffice_project/3d775be2011f3886db32dfd395a6a6d1ca2630ff</meta:generator>
  </office:meta>
</office:document-meta>
</file>